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rojekt-Seminar Mikrocontroller (WiSe 2021/2022)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1.997cm" svg:x="1cm" svg:y="4.275cm" presentation:class="title" presentation:user-transformed="true">
          <draw:text-box>
            <text:p>Mikrocontroller Touchscreen GUI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ojekt-Seminar Mikrocontroller (WiSe 2021/202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hal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²C</text:p>
              </text:list-item>
              <text:list-item>
                <text:p>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 presentation:use-footer-name="ftr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22:19:23.919048678</meta:creation-date>
    <meta:editing-duration>PT10M5S</meta:editing-duration>
    <meta:editing-cycles>2</meta:editing-cycles>
    <meta:generator>LibreOffice/7.2.3.2$Linux_X86_64 LibreOffice_project/20$Build-2</meta:generator>
    <dc:title>Midnightblue</dc:title>
    <dc:date>2022-01-10T22:40:09.131415528</dc:date>
    <meta:document-statistic meta:object-count="61"/>
  </office:meta>
</office:document-meta>
</file>